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OrNode._clone( int pos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rNode.OrNode( SyntaxNode left , SyntaxNode r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Node._fir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Node._lastPos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rNode._followPosition( BitSet [ ] follow , SyntaxNode [ ] no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rNode._nullabl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